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automatic-styles>
    <style:style style:name="co1" style:family="table-column">
      <style:table-column-properties fo:break-before="auto" style:column-width="0.4555in"/>
    </style:style>
    <style:style style:name="co2" style:family="table-column">
      <style:table-column-properties fo:break-before="auto" style:column-width="0.7035in"/>
    </style:style>
    <style:style style:name="co3" style:family="table-column">
      <style:table-column-properties fo:break-before="auto" style:column-width="0.6764in"/>
    </style:style>
    <style:style style:name="co4" style:family="table-column">
      <style:table-column-properties fo:break-before="auto" style:column-width="0.7839in"/>
    </style:style>
    <style:style style:name="co5" style:family="table-column">
      <style:table-column-properties fo:break-before="auto" style:column-width="0.889in"/>
    </style:style>
    <style:style style:name="co6" style:family="table-column">
      <style:table-column-properties fo:break-before="auto" style:column-width="0.5291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number:percentage-style style:name="N10">
      <number:number number:decimal-places="0" number:min-decimal-places="0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J2]" style:apply-style-name="Bad" style:base-cell-address="Sheet1.B2"/>
    </style:style>
    <style:style style:name="ce4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J2]" style:apply-style-name="Bad" style:base-cell-address="Sheet1.B2"/>
    </style:style>
    <style:style style:name="ce5" style:family="table-cell" style:parent-style-name="Default" style:data-style-name="N1">
      <style:table-cell-properties fo:background-color="#b4c7dc" style:cell-protect="none" style:print-content="true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b4c7dc" style:text-align-source="fix" style:repeat-content="false"/>
      <style:paragraph-properties fo:text-align="center" fo:margin-left="0in"/>
    </style:style>
    <style:style style:name="ce10" style:family="table-cell" style:parent-style-name="Default" style:data-style-name="N1">
      <style:table-cell-properties fo:background-color="#b4c7dc"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10">
      <style:table-cell-properties fo:background-color="#b4c7dc" style:text-align-source="fix" style:repeat-content="false"/>
      <style:paragraph-properties fo:text-align="center" fo:margin-left="0in"/>
    </style:style>
    <style:style style:name="ce14" style:family="table-cell" style:parent-style-name="Default" style:data-style-name="N1">
      <style:table-cell-properties style:text-align-source="fix" style:repeat-content="false"/>
      <style:paragraph-properties fo:text-align="center" fo:margin-left="0in"/>
    </style:style>
    <style:style style:name="ce15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2]" style:apply-style-name="Bad" style:base-cell-address="Sheet1.C2"/>
    </style:style>
    <style:style style:name="ce16" style:family="table-cell" style:parent-style-name="Default" style:data-style-name="N1">
      <style:table-cell-properties style:cell-protect="none" style:print-content="true" style:text-align-source="fix" style:repeat-content="false" fo:border="0.74pt solid #000000"/>
      <style:paragraph-properties fo:text-align="center" fo:margin-left="0in"/>
      <style:map style:condition="cell-content()&lt;[.K2]" style:apply-style-name="Bad" style:base-cell-address="Sheet1.C2"/>
    </style:style>
    <style:style style:name="ce17" style:family="table-cell" style:parent-style-name="Default" style:data-style-name="N1">
      <style:table-cell-properties fo:background-color="#ffdbb6" style:cell-protect="none" style:print-content="true" style:text-align-source="fix" style:repeat-content="false"/>
      <style:paragraph-properties fo:text-align="center" fo:margin-left="0in"/>
    </style:style>
    <style:style style:name="ce18" style:family="table-cell" style:parent-style-name="Default">
      <style:table-cell-properties fo:background-color="#ffdbb6" style:text-align-source="fix" style:repeat-content="false"/>
      <style:paragraph-properties fo:text-align="center" fo:margin-left="0in"/>
    </style:style>
    <style:style style:name="ce19" style:family="table-cell" style:parent-style-name="Default" style:data-style-name="N1">
      <style:table-cell-properties fo:background-color="#ffdbb6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0">
      <style:table-cell-properties fo:background-color="#ffdbb6" style:text-align-source="fix" style:repeat-content="false"/>
      <style:paragraph-properties fo:text-align="center" fo:margin-left="0in"/>
    </style:style>
    <style:style style:name="ce21" style:family="table-cell" style:parent-style-name="Default" style:data-style-name="N142">
      <style:table-cell-properties style:text-align-source="fix" style:repeat-content="false" style:vertical-align="middle"/>
      <style:paragraph-properties fo:text-align="center" fo:margin-left="0in"/>
    </style:style>
    <style:style style:name="ce7" style:family="table-cell" style:parent-style-name="Default" style:data-style-name="N142">
      <style:table-cell-properties style:text-align-source="fix" style:repeat-content="false"/>
      <style:paragraph-properties fo:text-align="center" fo:margin-left="0in"/>
    </style:style>
    <style:style style:name="ce23" style:family="table-cell" style:parent-style-name="Default" style:data-style-name="N1">
      <style:table-cell-properties style:text-align-source="fix" style:repeat-content="false" style:vertical-align="middle"/>
      <style:paragraph-properties fo:text-align="center" fo:margin-left="0in"/>
    </style:style>
    <style:style style:name="ce24" style:family="table-cell" style:parent-style-name="Default" style:data-style-name="N1"/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4.8098in" svg:height="3.378in" svg:x="1.8339in" svg:y="0in">
            <draw:object draw:notify-on-update-of-ranges="Sheet1.B1:Sheet1.B1 Sheet1.B2:Sheet1.B19 Sheet1.C1:Sheet1.C1 Sheet1.C2:Sheet1.C19 Sheet1.D1:Sheet1.D1 Sheet1.D2:Sheet1.D19 Sheet1.E1:Sheet1.E1 Sheet1.E2:Sheet1.E19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number-columns-repeated="4" table:default-cell-style-name="Default"/>
        <table:table-column table:style-name="co6" table:number-columns-repeated="4" table:default-cell-style-name="Default"/>
        <table:table-row table:style-name="ro1">
          <table:table-cell/>
          <table:table-cell table:style-name="ce1" office:value-type="string" calcext:value-type="string">
            <text:p>LEFT</text:p>
          </table:table-cell>
          <table:table-cell table:style-name="ce1" office:value-type="string" calcext:value-type="string">
            <text:p>RIGHT</text:p>
          </table:table-cell>
          <table:table-cell table:style-name="ce1" office:value-type="string" calcext:value-type="string">
            <text:p>Avg LEFT</text:p>
          </table:table-cell>
          <table:table-cell table:style-name="ce1" office:value-type="string" calcext:value-type="string">
            <text:p>Avg RIGHT</text:p>
          </table:table-cell>
          <table:table-cell table:number-columns-repeated="8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3" table:formula="of:=RANDBETWEEN([.B21]-15; [.B21]+15)" office:value-type="float" office:value="77" calcext:value-type="float">
            <text:p>77</text:p>
          </table:table-cell>
          <table:table-cell table:style-name="ce15" table:formula="of:=RANDBETWEEN([.C21]-20; [.C21]+20)" office:value-type="float" office:value="127" calcext:value-type="float">
            <text:p>127</text:p>
          </table:table-cell>
          <table:table-cell table:style-name="ce21" table:formula="of:=[.B20]" office:value-type="float" office:value="74.3888888888889" calcext:value-type="float" table:number-columns-spanned="1" table:number-rows-spanned="18">
            <text:p>74.4</text:p>
          </table:table-cell>
          <table:table-cell table:style-name="ce21" table:formula="of:=[.C20]" office:value-type="float" office:value="123.055555555556" calcext:value-type="float" table:number-columns-spanned="1" table:number-rows-spanned="18">
            <text:p>123.1</text:p>
          </table:table-cell>
          <table:table-cell table:number-columns-repeated="4"/>
          <table:table-cell table:style-name="ce23" table:formula="of:=(1-[.B23])*[.B20]" office:value-type="float" office:value="66.95" calcext:value-type="float" table:number-columns-spanned="1" table:number-rows-spanned="18">
            <text:p>67</text:p>
          </table:table-cell>
          <table:table-cell table:style-name="ce23" table:formula="of:=(1-[.C23])*[.C20]" office:value-type="float" office:value="110.75" calcext:value-type="float" table:number-columns-spanned="1" table:number-rows-spanned="18">
            <text:p>111</text:p>
          </table:table-cell>
          <table:table-cell table:style-name="ce23" table:formula="of:=(1+[.B23])*[.B20]" office:value-type="float" office:value="81.8277777777778" calcext:value-type="float" table:number-columns-spanned="1" table:number-rows-spanned="18">
            <text:p>82</text:p>
          </table:table-cell>
          <table:table-cell table:style-name="ce23" table:formula="of:=(1+[.C23])*[.C20]" office:value-type="float" office:value="135.361111111111" calcext:value-type="float" table:number-columns-spanned="1" table:number-rows-spanned="18">
            <text:p>13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table:formula="of:=RANDBETWEEN([.B21]-20; [.B21]+20)" office:value-type="float" office:value="55" calcext:value-type="float">
            <text:p>55</text:p>
          </table:table-cell>
          <table:table-cell table:style-name="ce16" table:formula="of:=RANDBETWEEN([.C21]-20; [.C21]+20)" office:value-type="float" office:value="117" calcext:value-type="float">
            <text:p>117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3" table:formula="of:=RANDBETWEEN([.B21]-20; [.B21]+20)" office:value-type="float" office:value="86" calcext:value-type="float">
            <text:p>86</text:p>
          </table:table-cell>
          <table:table-cell table:style-name="ce15" table:formula="of:=RANDBETWEEN([.C21]-20; [.C21]+20)" office:value-type="float" office:value="106" calcext:value-type="float">
            <text:p>106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3" table:formula="of:=RANDBETWEEN([.B21]-20; [.B21]+20)" office:value-type="float" office:value="84" calcext:value-type="float">
            <text:p>84</text:p>
          </table:table-cell>
          <table:table-cell table:style-name="ce15" table:formula="of:=RANDBETWEEN([.C21]-20; [.C21]+20)" office:value-type="float" office:value="129" calcext:value-type="float">
            <text:p>129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3" table:formula="of:=RANDBETWEEN([.B21]-20; [.B21]+20)" office:value-type="float" office:value="92" calcext:value-type="float">
            <text:p>92</text:p>
          </table:table-cell>
          <table:table-cell table:style-name="ce15" table:formula="of:=RANDBETWEEN([.C21]-20; [.C21]+20)" office:value-type="float" office:value="140" calcext:value-type="float">
            <text:p>140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3" table:formula="of:=RANDBETWEEN([.B21]-20; [.B21]+20)" office:value-type="float" office:value="90" calcext:value-type="float">
            <text:p>90</text:p>
          </table:table-cell>
          <table:table-cell table:style-name="ce15" table:formula="of:=RANDBETWEEN([.C21]-20; [.C21]+20)" office:value-type="float" office:value="136" calcext:value-type="float">
            <text:p>136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3" table:formula="of:=RANDBETWEEN([.B21]-20; [.B21]+20)" office:value-type="float" office:value="85" calcext:value-type="float">
            <text:p>85</text:p>
          </table:table-cell>
          <table:table-cell table:style-name="ce15" table:formula="of:=RANDBETWEEN([.C21]-20; [.C21]+20)" office:value-type="float" office:value="111" calcext:value-type="float">
            <text:p>111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3" table:formula="of:=RANDBETWEEN([.B21]-20; [.B21]+20)" office:value-type="float" office:value="58" calcext:value-type="float">
            <text:p>58</text:p>
          </table:table-cell>
          <table:table-cell table:style-name="ce15" table:formula="of:=RANDBETWEEN([.C21]-20; [.C21]+20)" office:value-type="float" office:value="109" calcext:value-type="float">
            <text:p>109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3" table:formula="of:=RANDBETWEEN([.B21]-20; [.B21]+20)" office:value-type="float" office:value="71" calcext:value-type="float">
            <text:p>71</text:p>
          </table:table-cell>
          <table:table-cell table:style-name="ce15" table:formula="of:=RANDBETWEEN([.C21]-20; [.C21]+20)" office:value-type="float" office:value="124" calcext:value-type="float">
            <text:p>124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3" table:formula="of:=RANDBETWEEN([.B21]-20; [.B21]+20)" office:value-type="float" office:value="94" calcext:value-type="float">
            <text:p>94</text:p>
          </table:table-cell>
          <table:table-cell table:style-name="ce15" table:formula="of:=RANDBETWEEN([.C21]-20; [.C21]+20)" office:value-type="float" office:value="139" calcext:value-type="float">
            <text:p>139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3" table:formula="of:=RANDBETWEEN([.B21]-20; [.B21]+20)" office:value-type="float" office:value="78" calcext:value-type="float">
            <text:p>78</text:p>
          </table:table-cell>
          <table:table-cell table:style-name="ce15" table:formula="of:=RANDBETWEEN([.C21]-20; [.C21]+20)" office:value-type="float" office:value="136" calcext:value-type="float">
            <text:p>136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3" table:formula="of:=RANDBETWEEN([.B21]-20; [.B21]+20)" office:value-type="float" office:value="55" calcext:value-type="float">
            <text:p>55</text:p>
          </table:table-cell>
          <table:table-cell table:style-name="ce15" table:formula="of:=RANDBETWEEN([.C21]-20; [.C21]+20)" office:value-type="float" office:value="133" calcext:value-type="float">
            <text:p>133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3" table:formula="of:=RANDBETWEEN([.B21]-20; [.B21]+20)" office:value-type="float" office:value="86" calcext:value-type="float">
            <text:p>86</text:p>
          </table:table-cell>
          <table:table-cell table:style-name="ce15" table:formula="of:=RANDBETWEEN([.C21]-20; [.C21]+20)" office:value-type="float" office:value="131" calcext:value-type="float">
            <text:p>131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3" table:formula="of:=RANDBETWEEN([.B21]-20; [.B21]+20)" office:value-type="float" office:value="57" calcext:value-type="float">
            <text:p>57</text:p>
          </table:table-cell>
          <table:table-cell table:style-name="ce15" table:formula="of:=RANDBETWEEN([.C21]-20; [.C21]+20)" office:value-type="float" office:value="119" calcext:value-type="float">
            <text:p>119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3" table:formula="of:=RANDBETWEEN([.B21]-20; [.B21]+20)" office:value-type="float" office:value="58" calcext:value-type="float">
            <text:p>58</text:p>
          </table:table-cell>
          <table:table-cell table:style-name="ce15" table:formula="of:=RANDBETWEEN([.C21]-20; [.C21]+20)" office:value-type="float" office:value="102" calcext:value-type="float">
            <text:p>102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3" table:formula="of:=RANDBETWEEN([.B21]-20; [.B21]+20)" office:value-type="float" office:value="78" calcext:value-type="float">
            <text:p>78</text:p>
          </table:table-cell>
          <table:table-cell table:style-name="ce15" table:formula="of:=RANDBETWEEN([.C21]-20; [.C21]+20)" office:value-type="float" office:value="100" calcext:value-type="float">
            <text:p>100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3" table:formula="of:=RANDBETWEEN([.B21]-20; [.B21]+20)" office:value-type="float" office:value="75" calcext:value-type="float">
            <text:p>75</text:p>
          </table:table-cell>
          <table:table-cell table:style-name="ce15" table:formula="of:=RANDBETWEEN([.C21]-20; [.C21]+20)" office:value-type="float" office:value="126" calcext:value-type="float">
            <text:p>126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3" table:formula="of:=RANDBETWEEN([.B21]-20; [.B21]+20)" office:value-type="float" office:value="60" calcext:value-type="float">
            <text:p>60</text:p>
          </table:table-cell>
          <table:table-cell table:style-name="ce15" table:formula="of:=RANDBETWEEN([.C21]-20; [.C21]+20)" office:value-type="float" office:value="130" calcext:value-type="float">
            <text:p>130</text:p>
          </table:table-cell>
          <table:covered-table-cell table:style-name="ce21" table:formula="of:=[.B20]" office:value-type="float" office:value="74.3888888888889" calcext:value-type="float">
            <text:p>74.4</text:p>
          </table:covered-table-cell>
          <table:covered-table-cell table:style-name="ce7" table:formula="of:=[.C20]" office:value-type="float" office:value="123.055555555556" calcext:value-type="float">
            <text:p>123.1</text:p>
          </table:covered-table-cell>
          <table:table-cell table:number-columns-repeated="4"/>
          <table:covered-table-cell table:style-name="ce24" table:formula="of:=(1-[.B23])*[.B20]" office:value-type="float" office:value="66.95" calcext:value-type="float">
            <text:p>67</text:p>
          </table:covered-table-cell>
          <table:covered-table-cell table:style-name="ce24" table:formula="of:=(1-[.C23])*[.C20]" office:value-type="float" office:value="110.75" calcext:value-type="float">
            <text:p>111</text:p>
          </table:covered-table-cell>
          <table:covered-table-cell table:style-name="ce24" table:formula="of:=(1+[.B23])*[.B20]" office:value-type="float" office:value="81.8277777777778" calcext:value-type="float">
            <text:p>82</text:p>
          </table:covered-table-cell>
          <table:covered-table-cell table:style-name="ce24" table:formula="of:=(1+[.C23])*[.C20]" office:value-type="float" office:value="135.361111111111" calcext:value-type="float">
            <text:p>135</text:p>
          </table:covered-table-cell>
        </table:table-row>
        <table:table-row table:style-name="ro1">
          <table:table-cell office:value-type="string" calcext:value-type="string">
            <text:p>Avg</text:p>
          </table:table-cell>
          <table:table-cell table:style-name="ce5" table:formula="of:=AVERAGE([.B2:.B19])" office:value-type="float" office:value="74.3888888888889" calcext:value-type="float">
            <text:p>74</text:p>
          </table:table-cell>
          <table:table-cell table:style-name="ce17" table:formula="of:=AVERAGE([.C2:.C19])" office:value-type="float" office:value="123.055555555556" calcext:value-type="float">
            <text:p>12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arget</text:p>
          </table:table-cell>
          <table:table-cell table:style-name="ce6" table:formula="of:=0.61*[.C21]" office:value-type="float" office:value="73.2" calcext:value-type="float">
            <text:p>73.2</text:p>
          </table:table-cell>
          <table:table-cell table:style-name="ce18" office:value-type="float" office:value="120" calcext:value-type="float">
            <text:p>12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tal</text:p>
          </table:table-cell>
          <table:table-cell table:style-name="ce10" table:formula="of:=SUM([.B2:.B19])" office:value-type="float" office:value="1339" calcext:value-type="float">
            <text:p>1339</text:p>
          </table:table-cell>
          <table:table-cell table:style-name="ce19" table:formula="of:=SUM([.C2:.C19])" office:value-type="float" office:value="2215" calcext:value-type="float">
            <text:p>2215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ol</text:p>
          </table:table-cell>
          <table:table-cell table:style-name="ce13" office:value-type="percentage" office:value="0.1" calcext:value-type="percentage">
            <text:p>10%</text:p>
          </table:table-cell>
          <table:table-cell table:style-name="ce20" office:value-type="percentage" office:value="0.1" calcext:value-type="percentage">
            <text:p>10%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in</text:p>
          </table:table-cell>
          <table:table-cell table:style-name="ce10" table:formula="of:=[.J2]" office:value-type="float" office:value="66.95" calcext:value-type="float">
            <text:p>67</text:p>
          </table:table-cell>
          <table:table-cell table:style-name="ce19" table:formula="of:=[.K2]" office:value-type="float" office:value="110.75" calcext:value-type="float">
            <text:p>1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Max</text:p>
          </table:table-cell>
          <table:table-cell table:style-name="ce10" table:formula="of:=[.L2]" office:value-type="float" office:value="81.8277777777778" calcext:value-type="float">
            <text:p>82</text:p>
          </table:table-cell>
          <table:table-cell table:style-name="ce19" table:formula="of:=[.M2]" office:value-type="float" office:value="135.361111111111" calcext:value-type="float">
            <text:p>135</text:p>
          </table:table-cell>
          <table:table-cell table:number-columns-repeated="10"/>
        </table:table-row>
        <table:table-row table:style-name="ro1">
          <table:table-cell office:value-type="string" calcext:value-type="string" table:number-columns-spanned="9" table:number-rows-spanned="1">
            <text:p>If you need to change the structure, click <text:span text:style-name="T1">Tools→Protect Sheet</text:span>. Password is empty.</text:p>
          </table:table-cell>
          <table:covered-table-cell table:number-columns-repeated="8"/>
          <table:table-cell table:number-columns-repeated="4"/>
        </table:table-row>
        <table:table-row table:style-name="ro1">
          <table:table-cell office:value-type="string" calcext:value-type="string">
            <text:p>Total</text:p>
          </table:table-cell>
          <table:table-cell table:style-name="ce14" table:formula="of:=SUM([.B22];[.C22])" office:value-type="float" office:value="3554" calcext:value-type="float" table:number-columns-spanned="2" table:number-rows-spanned="1">
            <text:p>3554</text:p>
          </table:table-cell>
          <table:covered-table-cell/>
          <table:table-cell table:number-columns-repeated="10"/>
        </table:table-row>
        <table:table-row table:style-name="ro1">
          <table:table-cell table:style-name="Default"/>
          <table:table-cell table:number-columns-repeated="12"/>
        </table:table-row>
        <table:table-row table:style-name="ro1" table:number-rows-repeated="1048547">
          <table:table-cell table:number-columns-repeated="13"/>
        </table:table-row>
        <table:table-row table:style-name="ro1">
          <table:table-cell table:number-columns-repeated="13"/>
        </table:table-row>
        <calcext:conditional-formats>
          <calcext:conditional-format calcext:target-range-address="Sheet1.B4:Sheet1.B19 Sheet1.B2:Sheet1.B2">
            <calcext:condition calcext:apply-style-name="Bad" calcext:value="&lt;[.J2]" calcext:base-cell-address="Sheet1.B2"/>
          </calcext:conditional-format>
          <calcext:conditional-format calcext:target-range-address="Sheet1.B4:Sheet1.B19 Sheet1.B2:Sheet1.B2">
            <calcext:condition calcext:apply-style-name="Neutral" calcext:value="&gt;[.L2]" calcext:base-cell-address="Sheet1.B2"/>
          </calcext:conditional-format>
          <calcext:conditional-format calcext:target-range-address="Sheet1.C4:Sheet1.C19 Sheet1.C2:Sheet1.C2">
            <calcext:condition calcext:apply-style-name="Bad" calcext:value="&lt;[.K2]" calcext:base-cell-address="Sheet1.C2"/>
          </calcext:conditional-format>
          <calcext:conditional-format calcext:target-range-address="Sheet1.C4:Sheet1.C19 Sheet1.C2:Sheet1.C2">
            <calcext:condition calcext:apply-style-name="Neutral" calcext:value="&gt;[.M2]" calcext:base-cell-address="Sheet1.C2"/>
          </calcext:conditional-format>
          <calcext:conditional-format calcext:target-range-address="Sheet1.B3:Sheet1.B3">
            <calcext:condition calcext:apply-style-name="Bad" calcext:value="&lt;[.J3]" calcext:base-cell-address="Sheet1.B3"/>
          </calcext:conditional-format>
          <calcext:conditional-format calcext:target-range-address="Sheet1.B3:Sheet1.B3">
            <calcext:condition calcext:apply-style-name="Neutral" calcext:value="&gt;[.L3]" calcext:base-cell-address="Sheet1.B3"/>
          </calcext:conditional-format>
          <calcext:conditional-format calcext:target-range-address="Sheet1.C3:Sheet1.C3">
            <calcext:condition calcext:apply-style-name="Bad" calcext:value="&lt;[.K3]" calcext:base-cell-address="Sheet1.C3"/>
          </calcext:conditional-format>
          <calcext:conditional-format calcext:target-range-address="Sheet1.C3:Sheet1.C3">
            <calcext:condition calcext:apply-style-name="Neutral" calcext:value="&gt;[.M3]" calcext:base-cell-address="Sheet1.C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Noto Sans" svg:font-family="'Noto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Lucida Sans Unicode'" style:font-family-generic-asian="system" style:font-pitch-asian="variable" style:font-size-asian="12pt" style:language-asian="zh" style:country-asian="CN" style:font-name-complex="Lucida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DejaVu Sans" style:font-family-complex="'DejaVu Sans'" style:font-family-generic-complex="system" style:font-pitch-complex="variable" style:font-size-complex="10pt"/>
    </style:style>
    <number:number-style style:name="N0">
      <number:number number:min-integer-digits="1"/>
    </number:number-style>
    <number:number-style style:name="N129">
      <number:number number:decimal-places="12" number:min-decimal-places="12" number:min-integer-digits="1"/>
    </number:number-style>
    <number:number-style style:name="N130">
      <number:number number:decimal-places="11" number:min-decimal-places="11" number:min-integer-digits="1"/>
    </number:number-style>
    <number:number-style style:name="N131">
      <number:number number:decimal-places="13" number:min-decimal-places="13" number:min-integer-digits="1"/>
    </number:number-style>
    <number:number-style style:name="N132">
      <number:number number:decimal-places="14" number:min-decimal-places="14" number:min-integer-digits="1"/>
    </number:number-style>
    <number:number-style style:name="N133">
      <number:number number:decimal-places="15" number:min-decimal-places="15" number:min-integer-digits="1"/>
    </number:number-style>
    <number:number-style style:name="N134">
      <number:number number:decimal-places="10" number:min-decimal-places="10" number:min-integer-digits="1"/>
    </number:number-style>
    <number:number-style style:name="N135">
      <number:number number:decimal-places="9" number:min-decimal-places="9" number:min-integer-digits="1"/>
    </number:number-style>
    <number:number-style style:name="N136">
      <number:number number:decimal-places="8" number:min-decimal-places="8" number:min-integer-digits="1"/>
    </number:number-style>
    <number:number-style style:name="N137">
      <number:number number:decimal-places="7" number:min-decimal-places="7" number:min-integer-digits="1"/>
    </number:number-style>
    <number:number-style style:name="N138">
      <number:number number:decimal-places="6" number:min-decimal-places="6" number:min-integer-digits="1"/>
    </number:number-style>
    <number:number-style style:name="N139">
      <number:number number:decimal-places="5" number:min-decimal-places="5" number:min-integer-digits="1"/>
    </number:number-style>
    <number:number-style style:name="N140">
      <number:number number:decimal-places="4" number:min-decimal-places="4" number:min-integer-digits="1"/>
    </number:number-style>
    <number:number-style style:name="N141">
      <number:number number:decimal-places="3" number:min-decimal-places="3" number:min-integer-digits="1"/>
    </number:number-style>
    <number:number-style style:name="N142">
      <number:number number:decimal-places="1" number:min-decimal-places="1" number:min-integer-digits="1"/>
    </number:number-style>
    <number:percentage-style style:name="N143">
      <number:number number:decimal-places="1" number:min-decimal-places="1" number:min-integer-digits="1"/>
      <number:text>%</number:text>
    </number:percentag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7-30">00/00/0000</text:date>, <text:time style:data-style-name="N2" text:time-value="20:30:45.59694205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1-02-08T02:16:22.672124724</meta:creation-date>
    <meta:generator>LibreOffice/25.2.5.2$Linux_X86_64 LibreOffice_project/520$Build-2</meta:generator>
    <dc:date>2025-07-30T21:10:45.841209571</dc:date>
    <meta:editing-duration>PT1H24M21S</meta:editing-duration>
    <meta:editing-cycles>54</meta:editing-cycles>
    <meta:document-statistic meta:table-count="1" meta:cell-count="187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automatic-styles>
    <number:number-style style:name="N0">
      <number:number number:min-integer-digits="1"/>
    </number:number-style>
    <number:number-style style:name="N1">
      <number:number number:decimal-places="0" number:min-decimal-places="0" number:min-integer-digits="1"/>
    </number:number-style>
    <number:number-style style:name="N142">
      <number:number number:decimal-places="1" number:min-decimal-places="1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1">
      <style:chart-properties chart:display-label="false" chart:logarithmic="false" chart:minimum="0" chart:maximum="18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8" style:family="chart" style:data-style-name="N1">
      <style:chart-properties chart:symbol-type="named-symbol" chart:symbol-name="diamond" chart:symbol-width="0.2cm" chart:symbol-height="0.2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142">
      <style:chart-properties chart:symbol-type="none" chart:link-data-style-to-source="true"/>
      <style:graphic-properties draw:stroke="dash" draw:stroke-dash="Dash" svg:stroke-width="0.051cm" svg:stroke-color="#0059ff" svg:stroke-opacity="60%" draw:fill-color="#0059ff" draw:opacity="60%" dr3d:edge-rounding="5%"/>
      <style:text-properties fo:font-size="10pt" style:font-size-asian="10pt" style:font-size-complex="10pt"/>
    </style:style>
    <style:style style:name="ch10" style:family="chart" style:data-style-name="N142">
      <style:chart-properties chart:symbol-type="none" chart:link-data-style-to-source="true"/>
      <style:graphic-properties draw:stroke="dash" draw:stroke-dash="Dash" svg:stroke-width="0.051cm" svg:stroke-color="#ff8000" svg:stroke-opacity="80%" draw:fill-color="#ff8000" draw:opacity="80%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2.218cm" svg:height="8.581cm" xlink:href=".." xlink:type="simple" chart:class="chart:radar" chart:style-name="ch1">
        <chart:legend chart:legend-position="end" svg:x="8.316cm" svg:y="3.244cm" style:legend-expansion="high" chart:style-name="ch2"/>
        <chart:plot-area chart:style-name="ch3" svg:x="0.244cm" svg:y="0.171cm" svg:width="7.828cm" svg:height="8.239cm">
          <chart:coordinate-region svg:x="0.93cm" svg:y="1.159cm" svg:width="6.264cm" svg:height="6.26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9" chart:label-cell-address="Sheet1.B1:Sheet1.B1" chart:class="chart:radar">
            <chart:data-point chart:repeated="18"/>
          </chart:series>
          <chart:series chart:style-name="ch8" chart:values-cell-range-address="Sheet1.C2:Sheet1.C19" chart:label-cell-address="Sheet1.C1:Sheet1.C1" chart:class="chart:radar">
            <chart:data-point chart:repeated="18"/>
          </chart:series>
          <chart:series chart:style-name="ch9" chart:values-cell-range-address="Sheet1.D2:Sheet1.D19" chart:label-cell-address="Sheet1.D1:Sheet1.D1" chart:class="chart:radar">
            <chart:data-point chart:repeated="18"/>
          </chart:series>
          <chart:series chart:style-name="ch10" chart:values-cell-range-address="Sheet1.E2:Sheet1.E19" chart:label-cell-address="Sheet1.E1:Sheet1.E1" chart:class="chart:radar">
            <chart:data-point chart:repeated="18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EFT</text:p>
                <draw:g>
                  <svg:desc>Sheet1.B1:Sheet1.B1</svg:desc>
                </draw:g>
              </table:table-cell>
              <table:table-cell office:value-type="string">
                <text:p>RIGHT</text:p>
                <draw:g>
                  <svg:desc>Sheet1.C1:Sheet1.C1</svg:desc>
                </draw:g>
              </table:table-cell>
              <table:table-cell office:value-type="string">
                <text:p>Avg LEFT</text:p>
                <draw:g>
                  <svg:desc>Sheet1.D1:Sheet1.D1</svg:desc>
                </draw:g>
              </table:table-cell>
              <table:table-cell office:value-type="string">
                <text:p>Avg RIGHT</text:p>
                <draw:g>
                  <svg:desc>Sheet1.E1:Sheet1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77">
                <text:p>77</text:p>
                <draw:g>
                  <svg:desc>Sheet1.B2:Sheet1.B19</svg:desc>
                </draw:g>
              </table:table-cell>
              <table:table-cell office:value-type="float" office:value="127">
                <text:p>127</text:p>
                <draw:g>
                  <svg:desc>Sheet1.C2:Sheet1.C19</svg:desc>
                </draw:g>
              </table:table-cell>
              <table:table-cell office:value-type="float" office:value="74.3888888888889">
                <text:p>74.3888888888889</text:p>
                <draw:g>
                  <svg:desc>Sheet1.D2:Sheet1.D19</svg:desc>
                </draw:g>
              </table:table-cell>
              <table:table-cell office:value-type="float" office:value="123.055555555556">
                <text:p>123.055555555556</text:p>
                <draw:g>
                  <svg:desc>Sheet1.E2:Sheet1.E19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5">
                <text:p>55</text:p>
              </table:table-cell>
              <table:table-cell office:value-type="float" office:value="117">
                <text:p>117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6">
                <text:p>86</text:p>
              </table:table-cell>
              <table:table-cell office:value-type="float" office:value="106">
                <text:p>106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4">
                <text:p>84</text:p>
              </table:table-cell>
              <table:table-cell office:value-type="float" office:value="129">
                <text:p>129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92">
                <text:p>92</text:p>
              </table:table-cell>
              <table:table-cell office:value-type="float" office:value="140">
                <text:p>140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90">
                <text:p>90</text:p>
              </table:table-cell>
              <table:table-cell office:value-type="float" office:value="136">
                <text:p>136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85">
                <text:p>85</text:p>
              </table:table-cell>
              <table:table-cell office:value-type="float" office:value="111">
                <text:p>111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8">
                <text:p>58</text:p>
              </table:table-cell>
              <table:table-cell office:value-type="float" office:value="109">
                <text:p>109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71">
                <text:p>71</text:p>
              </table:table-cell>
              <table:table-cell office:value-type="float" office:value="124">
                <text:p>124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4">
                <text:p>94</text:p>
              </table:table-cell>
              <table:table-cell office:value-type="float" office:value="139">
                <text:p>139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78">
                <text:p>78</text:p>
              </table:table-cell>
              <table:table-cell office:value-type="float" office:value="136">
                <text:p>136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5">
                <text:p>55</text:p>
              </table:table-cell>
              <table:table-cell office:value-type="float" office:value="133">
                <text:p>133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86">
                <text:p>86</text:p>
              </table:table-cell>
              <table:table-cell office:value-type="float" office:value="131">
                <text:p>131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7">
                <text:p>57</text:p>
              </table:table-cell>
              <table:table-cell office:value-type="float" office:value="119">
                <text:p>119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8">
                <text:p>58</text:p>
              </table:table-cell>
              <table:table-cell office:value-type="float" office:value="102">
                <text:p>102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78">
                <text:p>78</text:p>
              </table:table-cell>
              <table:table-cell office:value-type="float" office:value="100">
                <text:p>100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75">
                <text:p>75</text:p>
              </table:table-cell>
              <table:table-cell office:value-type="float" office:value="126">
                <text:p>126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60">
                <text:p>60</text:p>
              </table:table-cell>
              <table:table-cell office:value-type="float" office:value="130">
                <text:p>130</text:p>
              </table:table-cell>
              <table:table-cell office:value-type="float" office:value="74.3888888888889">
                <text:p>74.3888888888889</text:p>
              </table:table-cell>
              <table:table-cell office:value-type="float" office:value="123.055555555556">
                <text:p>123.05555555555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4">
  <office:meta>
    <meta:generator>LibreOffice/25.2.5.2$Linux_X86_64 LibreOffice_project/52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4">
  <office:styles>
    <draw:stroke-dash draw:name="Dash" draw:style="rect" draw:dots1="1" draw:dots1-length="300%" draw:distance="100%"/>
  </office:styles>
</office:document-styles>
</file>